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>
          <form:button form:name="VCL TestTool" form:control-implementation="ooo:com.sun.star.form.component.CommandButton" form:id="control1" form:label="Trigger as the VCL TestTool would do&#10;(Dialog will not be shown, just code executed.)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dom:mousedown" xlink:href="vnd.sun.star.script:Standard.Module1.VclTestTool?language=Basic&amp;location=document"/>
            </office:event-listeners>
          </form:button>
          <form:button form:name="Push Button 1" form:control-implementation="ooo:com.sun.star.form.component.CommandButton" form:id="control2" form:label="Show the Gridcontrol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dom:mousedown" xlink:href="vnd.sun.star.script:Standard.Module1.Show?language=Basic&amp;location=document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name="q" draw:style-name="gr1" draw:text-style-name="P1" svg:width="237.03pt" svg:height="69.22pt" svg:x="36.79pt" svg:y="25.34pt" draw:control="control1"><svg:title>w</svg:title></draw:control><draw:control text:anchor-type="paragraph" draw:z-index="1" draw:style-name="gr2" draw:text-style-name="P1" svg:width="239.13pt" svg:height="68.51pt" svg:x="34.7pt" svg:y="111.34pt" draw:control="contro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Arial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17T17:10:24</meta:creation-date>
    <dc:date>2009-11-20T20:54:25</dc:date>
    <meta:editing-duration>PT00H53M10S</meta:editing-duration>
    <meta:editing-cycles>10</meta:editing-cycles>
    <meta:generator>StarOffice/9$Unix OpenOffice.org_project/300m63$Build-9435$CWS-gridcontrol_02</meta:generator>
    <dc:creator>Tom Cat</dc:creator>
    <meta:document-statistic meta:table-count="0" meta:image-count="0" meta:object-count="0" meta:page-count="1" meta:paragraph-count="0" meta:word-count="0" meta: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 (optional show as boolean)

if isMissing(show) then
    show = false
endif
    
'missing on wiki:
oDialogModel = createUnoService( "com.sun.star.awt.UnoControlDialogModel" )
oDialogControl = createUnoService( "com.sun.star.awt.UnoControlDialog" )
oDialogControl.setModel( oDialogModel )
oDialogControl.setPosSize( 0, 0, 300, 300, com.sun.star.awt.PosSize.POSSIZE)

'Create new columns: 
oColumnModel = createUnoService( "com.sun.star.awt.grid.DefaultGridColumnModel")
 
oColumn1 = createUnoService( "com.sun.star.awt.grid.GridColumn")
oColumn1.Title = "City"
 
oColumn2 = createUnoService( "com.sun.star.awt.grid.GridColumn")
oColumn2.Title = "Country"

'Add the columns to the column model of the grid control: 
oColumnModel.addColumn( oColumn1 )
oColumnModel.addColumn( oColumn2 )

'Use the data model of the grid control to add rows: 
oDataModel = createUnoService( "com.sun.star.awt.grid.DefaultGridDataModel")
'first parameter is for header title if row header exists, else put empty string
oDataModel.addRow ( "1", Array( "Hamburg", "Germany") )
oDataModel.addRow ( "2", Array("Brisbane", "Australia") )

'Create the grid model and assign the column and data model: 
oModel = oDialogModel.createInstance( "com.sun.star.awt.grid.UnoControlGridModel" )
oModel.Name="Grid1"
oModel.GridDataModel = oDataModel
oModel.ColumnModel = oColumnModel
oModel.ShowColumnHeader = True
oModel.ShowRowHeader = True
oDialogModel.insertByName("Grid1", oModel )

'missing on wiki:
oControl = oDialogControl.getControl("Grid1")
oControl.setPosSize(50, 50,200, 200, com.sun.star.awt.PosSize.POSSIZE)

oDialogControl.setVisible( show )
oDialogControl.execute

End Sub

sub Show
    Main(true)
end sub

sub VclTestTool
    Main(false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